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 in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ed gitign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t commit -m ‘First commit’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t remote add origin <text:a xlink:href="https://github.com/spankyf/RecipeApi.git" xlink:type="simple">https://github.com/spankyf/RecipeApi.git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t remote -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t push origin mast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ython3 -m venv ven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urce venv/bin/activat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p install Djang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p install Djangorestframewor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jango-admin startproject recipesuggester 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jango-admin startapp ap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ython3 manage.py runserv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ython3 manage.py migrat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ded admin path to app urls in recipesuggester</text:p>
          </table:table-cell>
          <table:table-cell office:value-type="string" calcext:value-type="string">
            <text:p>recipesuggester/ap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ed rest_framework and api as app’s to installed apps</text:p>
          </table:table-cell>
          <table:table-cell office:value-type="string" calcext:value-type="string">
            <text:p>recipesuggester/settings.p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ython3 manage.py createsuperus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 router and empty path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it commit -m ‘Ready to build models’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t push origin mast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de models</text:p>
          </table:table-cell>
          <table:table-cell office:value-type="string" calcext:value-type="string">
            <text:p>models.p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ython3 manage.py makemigration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ython3 manage.py migrat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gister your modesl in admin</text:p>
          </table:table-cell>
          <table:table-cell office:value-type="string" calcext:value-type="string">
            <text:p>admin.p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ke serializer file with serializers of each model with fields</text:p>
          </table:table-cell>
          <table:table-cell office:value-type="string" calcext:value-type="string">
            <text:p>serializers.p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port viewsets &amp; make one for each Model</text:p>
          </table:table-cell>
          <table:table-cell office:value-type="string" calcext:value-type="string">
            <text:p>views.p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gister url routes and their viewsets in api/urls in the router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/>
          <table:table-cell office:value-type="string" calcext:value-type="string">
            <text:p>Need to go back – recipes to ingredients is many-to-man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moved that extra complexity… for now. Api testing ok but need custom create method as admin works but not API for posting array of ingredients to a new reci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ited functionality for now… need to work on it agai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ken auth added to installed apps</text:p>
          </table:table-cell>
          <table:table-cell office:value-type="string" calcext:value-type="string">
            <text:p>settings.p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d auth route in app urls</text:p>
          </table:table-cell>
          <table:table-cell office:value-type="string" calcext:value-type="string">
            <text:p>recipesuggester/urls.p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ested with token header – working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d user viewset and serializer into views</text:p>
          </table:table-cell>
          <table:table-cell office:value-type="string" calcext:value-type="string">
            <text:p>views.p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ke serializer for User</text:p>
          </table:table-cell>
          <table:table-cell office:value-type="string" calcext:value-type="string">
            <text:p>serializers.p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gister users in the viewsets sites in the api/urls.py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dded extra kwargs to serializer to register user</text:p>
          </table:table-cell>
          <table:table-cell office:value-type="string" calcext:value-type="string">
            <text:p>serializers.p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ustom create_user method added to hide password</text:p>
          </table:table-cell>
          <table:table-cell office:value-type="string" calcext:value-type="string">
            <text:p>serializers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00-00-00</text:date>, <text:time style:data-style-name="N2" text:time-value="15:33:21.6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0:30:15.799997237</meta:creation-date>
    <meta:generator>LibreOffice/6.4.1.2$Windows_X86_64 LibreOffice_project/4d224e95b98b138af42a64d84056446d09082932</meta:generator>
    <dc:date>2021-04-03T16:35:52.186000000</dc:date>
    <meta:editing-duration>PT3H40M58S</meta:editing-duration>
    <meta:editing-cycles>30</meta:editing-cycles>
    <meta:document-statistic meta:table-count="1" meta:cell-count="96" meta:object-count="0"/>
  </office:meta>
</office:document-meta>
</file>